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27"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style:font-name="Times New Roman1" fo:letter-spacing="normal" fo:font-style="normal" style:font-style-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fo:background-color="transparent" style:font-name-asian="Calibri" style:font-weight-asian="normal" style:font-name-complex="Calibri"/>
    </style:style>
    <style:style style:name="T6" style:family="text">
      <style:text-properties fo:font-weight="normal" fo:background-color="transparent" style:font-name-asian="Calibri" style:font-weight-asian="normal" style:font-name-complex="Calibri" style:font-weight-complex="normal"/>
    </style:style>
    <style:style style:name="T7" style:family="text">
      <style:text-properties fo:font-weight="normal" fo:background-color="transparent" style:font-name-asian="Calibri" style:font-weight-asian="normal" style:font-name-complex="Calibri" style:font-weight-complex="bold"/>
    </style:style>
    <style:style style:name="T8" style:family="text">
      <style:text-properties fo:font-style="normal" style:text-underline-style="none" fo:font-weight="normal" style:font-style-asian="italic" style:font-style-complex="italic"/>
    </style:style>
    <style:style style:name="T9" style:family="text">
      <style:text-properties fo:font-style="normal"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fo:font-weight="normal" fo:background-color="transparent" style:font-name-asian="Calibri" style:font-style-asian="italic" style:font-weight-asian="normal" style:font-name-complex="Calibri" style:font-style-complex="italic"/>
    </style:style>
    <style:style style:name="T16"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7" style:family="text">
      <style:text-properties fo:background-color="#ffffff" style:font-name-complex="Arial"/>
    </style:style>
    <style:style style:name="T18" style:family="text">
      <style:text-properties style:font-name-asian="Courier" style:font-name-complex="Courier"/>
    </style:style>
    <style:style style:name="T19" style:family="text">
      <style:text-properties fo:language="de" fo:country="DE" fo:background-color="transparent" style:font-name-asian="Calibri" style:font-name-complex="Calibri"/>
    </style:style>
    <style:style style:name="T20" style:family="text">
      <style:text-properties fo:background-color="transparent" style:font-name-asian="Calibri" style:font-name-complex="Calibri"/>
    </style:style>
    <style:style style:name="T21"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h text:style-name="Heading_20_2" text:outline-level="2">Siły obu stron</text:h>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5">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 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text:span><text:soft-page-break/><text:span text:style-name="T5">podczas jakiej Węgrzy są jeszcze na audiencjach królewskich dwukrotnie – 19 lipca i </text:span><text:span text:style-name="T5">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5">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text:span><text:soft-page-break/><text:span text:style-name="T5">obrotem sprawy, ale dla pozycji Sobieskiego, który w tym momencie grał o wszystko </text:span><text:span text:style-name="T5">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text:span><text:soft-page-break/><text:span text:style-name="T5">koljnego roku, proponując wspólną akcje na lato 1676r. Wobec jednak niechętnego </text:span><text:span text:style-name="T5">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5">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text:soft-page-break/>oddelegowany do działań defensywnych na Odrze i obrony śląskiego zaplecza nie 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text:soft-page-break/>ofensywie jedynie na jednym kierunku, przy pasywnej obronie linii Odry, kroki 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text:soft-page-break/>2.) Milicje Piesze</text:p>
      <text:p text:style-name="P18">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text:soft-page-break/>Holstein ) – 8 szwadronów, razem 800 ludzi, dodatkowo 6 wysłano do Brandenburgii 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6705262723846055222" text:style-name="WW8Num2">
        <text:list-item>
          <text:p text:style-name="P25">Jazda chorwacka Palffy'ego – 300 koni</text:p>
        </text:list-item>
        <text:list-item>
          <text:p text:style-name="P25">Jazda chorwacka Collalty'ego – 200 koni</text:p>
        </text:list-item>
        <text:list-item>
          <text:p text:style-name="P25"><text:soft-page-break/>Husarze Barkarczy'ego – 200 koni</text:p>
        </text:list-item>
        <text:list-item>
          <text:p text:style-name="P25">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7">(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text:soft-page-break/>październik oraz 5 października liczyła: </text:p>
      <text:p text:style-name="P1">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e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text:soft-page-break/>Łącznie załoga Krakowa dysponowała do 4000 ludzi, dział różnych wagomiarów 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8">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9">Jana Wojciecha D</text:span><text:span text:style-name="T10">ö</text:span><text:span text:style-name="T9">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text:soft-page-break/>Folkmana – ściągnięty z Ukrainy</text:p>
      <text:p text:style-name="P1">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a, co wynika<text:span text:style-name="T21">ł</text:span>o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text:soft-page-break/>Wiodącą masę wojsk zgromadzonych przez Jana III stanowiły oddziały jazdy. 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text:soft-page-break/>Chorągiew tatarska Samuela Rzeczkowskiego</text:p>
      <text:p text:style-name="P1">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text:soft-page-break/>Chorągiew husarska Andrzeja Potockiego, pod dowództwem Samuela Gurowskiego </text:p>
      <text:p text:style-name="P1">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7015373224197018121" text:style-name="L2">
        <text:list-header>
          <text:p text:style-name="P26"><text:span text:style-name="T4">C</text:span>horągiew husarska (dawna pancerna) Jana Aleksandra Myszkowskiego, pod dowództwem Radeckiego</text:p>
          <text:p text:style-name="P26">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w ksi<text:span text:style-name="T21">ąż</text:span>ce: Starczy<text:span text:style-name="T21">ń</text:span>skiego?)</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text:soft-page-break/>Chorągiew pancerna Atanazego Miączyńskiego, pod dowództwem Gęsickiego (w ksi<text:span text:style-name="T21">ąż</text:span>ce: Ostrwskiego?)</text:p>
      <text:p text:style-name="P1">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text:soft-page-break/>Chorągiew tatarska Kolumbeka Bosackiego</text:p>
      <text:p text:style-name="P1">Chorągiew tatarska Adama Murawskiego,</text:p>
      <text:p text:style-name="P1">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text:s/>Aleksandra Rajnolda Połubińskiego</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8">Kazimierza Dowgiało </text:span><text:soft-page-break/><text:span text:style-name="T8">Zawiszy</text:span></text:p>
      <text:p text:style-name="P1">Chorągiew petyhorska Hieronima Sanguszki, pod dowództwem Andrzeja Scipio de 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8">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8">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text:soft-page-break/>wyprawy piesze sandomierska, oraz grupy z lubelskiego i z Mazowsza), 5500 dragonów, do 14 000 jazdy, w tym 3500 litewskiej – łącznie dawało to 25500 ludzi. </text:p>
      <text:p text:style-name="P1">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2">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text:soft-page-break/>3.) Pułk Jana Karola Daniłowicza</text:p>
      <text:p text:style-name="P1">Chorągiew pancerna Jana Karola Daniłowicza</text:p>
      <text:p text:style-name="P1">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ubowli -<text:span text:style-name="T4"> około 600 ludzi </text:span></text:p>
      <text:p text:style-name="P1">Chorągiew piechoty węgierskiej Siekierzyńskiego</text:p>
      <text:p text:style-name="P1">Regiment piechoty płk. Józefa Łączyńskiego</text:p>
      <text:p text:style-name="P1">Regiment Dragonów Mikołaja Potockiego, pod dowództwem Aleksandra Heinka</text:p>
      <text:p text:style-name="P1"/>
      <text:p text:style-name="P5">2.) Garnizon Żywca -<text:span text:style-name="T4">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2">3.) Garnizon Czorsztyna</text:span> <text:span text:style-name="T12">-</text:span><text:span text:style-name="T4"> około 400 ludzi </text:span></text:p>
      <text:p text:style-name="P1">chorągiew serdyńska, pod rotmistrzem Tomaszem Kazimierzem Głuskim</text:p>
      <text:p text:style-name="P1">Regiment piechoty płk. Andrzeja Prusinowskiego </text:p>
      <text:p text:style-name="P1"/>
      <text:p text:style-name="P5">4.) Garnizon Wiśnicy - <text:span text:style-name="T4">około 600 ludzi </text:span></text:p>
      <text:p text:style-name="P1">Oddział nadworny Lubomierskich </text:p>
      <text:p text:style-name="P1">Regiment piechoty pod dowództwem Prusińskiego</text:p>
      <text:p text:style-name="P1">chorągiew lekka Krzysztofa Szachmancera </text:p>
      <text:p text:style-name="P1"><text:soft-page-break/></text:p>
      <text:p text:style-name="P1"><text:span text:style-name="T12">5.) Poznań </text:span>(Regiment Dragonów Władysława Łosia pod dowództwem ppłk. 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2">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2">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text:soft-page-break/>1.) Pułk Stefana Bidzińskiego</text:p>
      <text:p text:style-name="P1">Chorągiew husarska Stanisława Jabłonowskiego, pod dowództwem Zbigniewa 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5">3.) Pułk <text:s/>Krzysztofa Łasko</text:p>
      <text:p text:style-name="P1">Chorągiew pancerna Krzysztofa Łasko</text:p>
      <text:p text:style-name="P1">Chorągiew pancerna Franciszka Jan Dzieduszyckiego pod dowództwem por. <text:soft-page-break/>Cebrowskiego </text:p>
      <text:p text:style-name="P1">Chorągiew pancerna Jana Dobrogosta Krasińskiego, pod dowództwem por. Jana 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text:soft-page-break/>Chorągiew tatarska Michała Aleksandrowicza</text:p>
      <text:p text:style-name="P1">Chorągiew wolontariuszy St. Walewskiego</text:p>
      <text:p text:style-name="P1">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text:soft-page-break/>najstępujących oddziałów:</text:p>
      <text:p text:style-name="P5">1.) Pułk jazdy Karola Niemiricza </text:p>
      <text:p text:style-name="P1">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text:soft-page-break/>Regiment piechoty ppłk. Jerzego Hahn'a </text:p>
      <text:p text:style-name="P8">Regiment piechoty płk. Jana Linkhauza </text:p>
      <text:p text:style-name="P8">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text:soft-page-break/>freikompania Stanisława Sapiehy, pod dowództwem Wojciecha Wojnarowskiego </text:p>
      <text:p text:style-name="P8">W sumie stanowiło to około 1000 koni. Chorągwie te rozlokowano na Żmudzi i pod 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h text:style-name="Heading_20_2" text:outline-level="2">Wyprawa wojsk cesarskich na Kraków</text:h>
      <text:p text:style-name="P1">W dniu 3 października z Cieszyna wyszły oddziały cesarskie. Pomaszerowały one wolno w kierunku Krakowa. Dowódca austriacki Filip von Platz-Sulzbach nie zgromadził jednak wszystkich swoich oddziałów, bowiem wbrew wyraźnym rozkazom Joachim von Spork nie dosłał tych wojsk, kt<text:span text:style-name="T21">ó</text:span>re gromadził w rejonie Wrocławia. Poza regimentem piechoty jego szefostwa, znajdowały się tam pojedyncze kompanie regimentów Fonii i Rimpler, cztery freikompanie piechoty oraz jednostki miejscowej milicji, a także kawaleria, z regimentu Caprara – świeżo przybyłe kompanie, a także oczekiwał on na dalsze posiłki w miarę postępu formowanych dodatkowo oddziałów. </text:p>
      <text:p text:style-name="P1">Filip von Platz-Sulzbach posiadał w regimentach Souches, Steim, Porcia, Planz-<text:soft-page-break/>Sulbach, Fonii, Rimpler, Logan oraz w samodzielnych freikompaniach - około 60 kompanii i 9000 piechurów. Kawaleria obieła 21 szwadronów kirasjerów oraz 14 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text:soft-page-break/>Berlina przez Polaków i domagał się uderzenia na Kraków, a jako miejsce spotkania swoich wojsk i armii cesarskiej widział Poznań lub Warszawę. W dniu 6 października podjazd kirasjerów i dragonów - razem 9 szwadronów prowadzonych przez ks. Johanna Adolpha von Schleswig-Holsteina (1634-1704) dotarły i spaliły przedmieścia Oświęcimia, a następnie zajęły i splądrowały zamek w Lipowcu. Pozostałe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kt<text:span text:style-name="T21">ó</text:span>ry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text:soft-page-break/>miasta nie wpuszczono i krótkie rozmowy odbyły się w klasztorze O. Kapucynów. 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text:soft-page-break/>dowództwo wojsk cesarskich poleciło dokonać rozpoznania linii rzeki Prądnik. Po 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text:soft-page-break/>dnia pod Nową Górą chorągwie Karczewskiego, które miały zamiar to sprawdzić 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text:soft-page-break/>Kątskiego. W rejonie m. Tanie zbierały się chorągwie A. Miączyńskiego oraz J. 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text:soft-page-break/>Na skrzydłach zebrano jazdę. Mocniejsze było prawe skrzydło, gdyż po przeciwnej 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text:soft-page-break/>koronne. Próbowano temu przeciwdziałać koncentrując własną dragonie i piechotę, 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text:soft-page-break/>większą zdolność bojową, a po przeciwnej stronie zmęczenie walką było tak duże, iż 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text:soft-page-break/>miesięcy armii Rzeczpospolitej. Szeregi własnych wojsk zaczęły też prześladować 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8">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text:soft-page-break/>aby ją zniszczyć i odwrócić uwagę pogoni, ale kirasjerzy podeszli pod m. Kaim, gdzie natknęli się na zbrojne masy miejscowego chłopstwa i górników, co spowodowało, iż postanowili zawrócić), a następnie przez Skawinę, Wadowice, Kęty i Białą. Granicę przeszli<text:span text:style-name="T4">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19">von Salm, von </text:span><text:soft-page-break/><text:span text:style-name="T19">Sachsen-Merseburg pod komendą płk. </text:span><text:span text:style-name="T20">Rolshause (przybyły dopiero na przełomie </text:span><text:span text:style-name="T20">października i listopada), co dawało ok. 5000 piechoty. Więcej energii wkładano w </text:span><text:span text:style-name="T20">odbudowie i powiększenie stanu jazdy. Wszystkich kirasjerów i dragonów skupiono </text:span><text:span text:style-name="T20">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5868188360578487369" text:style-name="L4">
        <text:list-header>
          <text:p text:style-name="P27"/>
          <text:p text:style-name="P27"/>
          <text:p text:style-name="P27"/>
          <text:p text:style-name="P27"/>
          <text:p text:style-name="P27">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3">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text:soft-page-break/>Wrocławia i polecił zatrzymać dalsze działania i swym oddziałom rozłożyć się na leżach zimowych pod Wołczynem (<text:span text:style-name="T13">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5">W tej sytuacji ruszył Sobieski spod Krakowa przez Olkusz, Sławków, Będzin i Czeladź, gdzie dotarł w dniu 29 października, a dniu następnym stanął w cesarskim Bytomiu (</text:span><text:span text:style-name="T15">Beuthen</text:span><text:span text:style-name="T5">),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5">Oppeln</text:span><text:span text:style-name="T5">), Brzegu (</text:span><text:span text:style-name="T15">Brieg</text:span><text:span text:style-name="T5">) i Wrocławiu (</text:span><text:span text:style-name="T15">Breslau</text:span><text:span text:style-name="T5">).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15">Ratibor</text:span><text:span text:style-name="T5">), jako wyjściową do dalszych działań. Sobieski był świadomy swoich braków w artylerii, co przekreślało jego mściwości przeprowadzenia skutecznych </text:span><text:soft-page-break/><text:span text:style-name="T5">oblężeń. Zaszachować Wrocław, spustoszyć ziemie śląskie i rozbić w polu oddziały </text:span><text:span text:style-name="T5">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5">Krappitz</text:span><text:span text:style-name="T5">), a w dniu 3 listopada pod Koźle (</text:span><text:span text:style-name="T15">Cosel</text:span><text:span text:style-name="T5">),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5">Mikolina (</text:span><text:span text:style-name="T15">Nikoline</text:span><text:span text:style-name="T5">)</text:span><text:span text:style-name="T5">.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5">Lewin</text:span><text:span text:style-name="T5">), jaki został spustoszony i spalony tego samego dnia. W dniu jednak następnym, nocą wiedzeni przez łunę </text:span><text:soft-page-break/><text:span text:style-name="T5">pożarów dragonii cesarscy – 15 szwadronów i kirasjerzy 9 szwadronów pod </text:span><text:span text:style-name="T5">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5">Ohlau</text:span><text:span text:style-name="T5">)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text:span><text:soft-page-break/><text:span text:style-name="T5">7 listopada podszedł pod Oławę, zarzucili też plan przejścia Odry i zdecydowali, iż </text:span><text:span text:style-name="T5">prowadząc umiejętne manewry oraz wykorzystując załogi w Opolu i Brzegu, przeszkodzą Polakom w efektywnym zablokowaniu Wrocławia</text:span><text:span text:style-name="T5">. </text:span><text:span text:style-name="T6">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6">Kreuzburg</text:span><text:span text:style-name="T6">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3">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text:soft-page-break/>wezwał radę wojenną. Świadomy swego położenia oznajmił, iż jest gotów dokonać 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3">Dyhernfurth</text:span> ( dwie nowo zwerbowane kompanie regimentu Rimpler ze Ścinawy - <text:span text:style-name="T13">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3">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text:soft-page-break/>zakończyło się zdobycie 15 listopada Brzegu Dolnego. Na miejscu jako załoga pozostawiono całą piechotą. Potem Polacy skierowali się, na Środę Śląską (<text:span text:style-name="T13">Neumarkt in Schlesien</text:span>), zniszczoną - 15 listopada, a następnego dnia stanęli w Jaworze (<text:span text:style-name="T13">Jauer</text:span>), skąd ściągnięto 15000 talarów kontrybucji. Te ruchy zaniepokoiło dowódców cesarskich. Dotąd niewykorzystywaną jazdę odesłali pod Kąty Wrocławskie (<text:span text:style-name="T13">Canth</text:span>) 15 listopada, potem podeszły wieczorem 16 listopada pod m. Osiek (<text:span text:style-name="T13">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3">Striegau</text:span>) w dniu 17 listopada rano stanęła i spaliła Żarów (<text:span text:style-name="T13">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3">Schweidnitz</text:span>), gdzie był jeszcze tego samego dnia jednak miasta nie zajął i pod dniu przerwy 19 listopada udał się na Świebodzice (<text:span text:style-name="T13">Freiburg</text:span>) i Bolków (<text:span text:style-name="T13">Bolkenhain</text:span>) niezmiernie pustosząc okolice. W dniu 20 listopada był w Świerzawie (<text:span text:style-name="T13">Schönau an der Katzbach</text:span>), następnego w Złotoryi (<text:span text:style-name="T13">Goldberg</text:span>), która też mu się oparła, podobnie jak kolejny cel osiągniety 22 listopada – Legnica (<text:span text:style-name="T13">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text:soft-page-break/>W tym samym czasie, gdy trwała opisana powyżej wyprawa oddziałów Sieniawskiego, aktywne działania prowadził również H. Lubomirski. W dniu 17 listopada wycofał się na Sobótkę (<text:span text:style-name="T13">Zobten am Berge</text:span>). Był tam do 20 listopada. Jazda cesarska tymczasem przeszła przez Żarów na Świdnicę, ale następnego dnia zawróciła i szybko przemieściła się na Wiązów (<text:span text:style-name="T13">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3">Strehlen</text:span>), ale 22 listopada spaliwszy miasto cofnął się na Dzierżoniów (<text:span text:style-name="T13">Reichenbach</text:span>), gdyż od Wiązowa, chcąc wyjść mu naprzeciw gnali przeciw niemu Austriacy. Próbowali go dopaść w dniu 23 listopada pod Pieszycami (<text:span text:style-name="T13">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3">Langenbielau</text:span>) i cofnął się na Świdnicę, w dniu 24 był w Strzegomie. Tam do 26 listopada stał, a potem wyruszył przez Jawor pod Prochowice (<text:span text:style-name="T13">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14"><text:span text:style-name="T5">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text:span><text:soft-page-break/><text:span text:style-name="T5">Austriacy przeprawili się przez rzekę w porządku i już w dniu 20 listopada przystąpili </text:span><text:span text:style-name="T5">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text:span><text:soft-page-break/><text:span text:style-name="T5">bili się dzielnie i pola nie oddali, ataki polskiej kawalerii na nic się zdały. Jedyną </text:span><text:span text:style-name="T5">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text:span><text:soft-page-break/><text:span text:style-name="T5">gromadziły się potem w dużej swej masie w rejonie Żor (</text:span><text:span text:style-name="T15">Sohrau</text:span><text:span text:style-name="T5">) i Raciborza, wraz z </text:span><text:span text:style-name="T5">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3">Herrnstadt</text:span>) i Żmigród (<text:span text:style-name="T13">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13">Namslau</text:span>). Szczęsny Potocki miał stać pod Obornikami Śląskimi (<text:span text:style-name="T13">Obernigk</text:span>) i Trzebnicą (<text:span text:style-name="T13">Trebnitz</text:span>), ale on sam także szybko wyjechał do swych włości i <text:soft-page-break/>dowództwo nad tymi siłami przyjął Hieronim Lubomirski. Pozostałe oddziały jazdy pod komendą A. Miączyńskiego miały stać pod Sycowem (<text:span text:style-name="T13">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text:soft-page-break/>cesarzem Leopoldem. W dniu Sobieski 11 grudnia wyraża zgodę na mediację 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text:soft-page-break/>pełen obaw o rezultaty sejmikowych głosowań i znów będzie zmuszony włożyć 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1">absolutyzmu</text:span><text:span text:style-name="T13">, </text:span><text:span text:style-name="T11">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4">List</text:span><text:span text:style-name="T11"> </text:span><text:span text:style-name="T13">pewnego obywatela na sejmik proszowicki w punkta ujęty</text:span><text:span text:style-name="T11">”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text:soft-page-break/>odzyskać utracone ziemie, domagała się odszkodowań za utracone majątki. Sejmik 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5"><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text:span><text:soft-page-break/><text:span text:style-name="T5">partii przeciwnej wojnie i zaoferować swe usługi mediacyjne. Polscy biskupi </text:span><text:span text:style-name="T5">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6"> </text:span><text:span text:style-name="T1">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6">Posłowie Sob</text:span><text:span text:style-name="T5">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text:span><text:soft-page-break/><text:span text:style-name="T5">oddzieleni pragnęli przede wszystkim przezimować, bez wdawania się w zbrojne </text:span><text:span text:style-name="T5">starcia. </text:span></text:p>
      <text:p text:style-name="P14"><text:span text:style-name="T5">W marcu 1676 r. na Węgry znów spada najazd Ordy </text:span><text:span text:style-name="T6">B</text:span><text:span text:style-name="T5">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text:span><text:soft-page-break/><text:span text:style-name="T5">podejmowanych prób przez dyplomację francuską utrzymania Sobieskiego w sojuszu </text:span><text:span text:style-name="T5">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dalszych okładów, których przedmiotem była by wspólna dywersja Jana III i Fryderyka Wilhelma wobec Austrii. <text:s/>W Wiedniu postanowiono aktywnie przeciwdziałać tej możliwości. </text:p>
      <text:p text:style-name="P14"><text:span text:style-name="T5">Ponownie dochodzi do rozmów pokojowych za pośrednictwem posłów papieskich. </text:span><text:soft-page-break/><text:span text:style-name="T5">Sobieski pośpiesznie wyznacza już 11 marca swych komisarzy do zawarcia rozejmu i </text:span><text:span text:style-name="T5">kilka dni później zostaje wyznaczone miejsce rozmów. Polska delegacja w towarzystwie cesarskiego wysłannika osobie Gottlieba Amadeusa Grafa von Windisch - Graetz'a pojawia się na neutralnym gruncie w miejscowości Leśnica (</text:span><text:span text:style-name="T15">Leschnitz</text:span><text:span text:style-name="T5">) niedaleko Opola, gdzie zawarty zostaje w dniu 10 kwietnia rozejm. Na miejscu oczekuje przedstawiciele cesarza Ferdinand Bonaventura I Graf Harrach (1637-1706) </text:span><text:span text:style-name="T6">oraz biskup wrocławski Friedrich von Hessen (1616-1682)</text:span><text:span text:style-name="T5">. Stronę polską reprezentują komisarze królewscy – kanclerz Jan Wielopolski, wojewoda sieradzki Szczęsny Potocki, </text:span><text:span text:style-name="T7">wojewoda kaliski Jana Opalińskiego, kasztelan lwowski Aleksandr Fredro, smoleński Jana Derhoff, biskup warmiński Jan Wydżga oraz biskup krakowski Andrzej Trzebnicki</text:span><text:span text:style-name="T5">.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text:span><text:soft-page-break/><text:span text:style-name="T5">pogodzenia się Sobieskiego z Habsburgami oznaczała przekreślenie własnych </text:span><text:span text:style-name="T5">spekulacji politycznych wobec Węgier. Andrzej Morsztyn wparty francuskimi dyplomatami wysłał swego krewnego Szczęsnego Morsztyna (1631-1687) do księcia Anhalt-Dessau Jana Jerzego III (1627-1693) - będącego wojskowym w służbie brandenburskiej,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text:soft-page-break/>stałe w większe zgrupowania. Tyczyło to szczególnie niewielkich regimentów 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text:soft-page-break/>rozejmowi złożyli bez większych uwag swe relację, a w dniu następnym obie strony sformułowały swe stanowisko. Kolejne sesje odbyły się w dniu 27 kwietnia, 30 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text:soft-page-break/>wyrosły w kwestii odszkodowania dla Eleonory Habsburg. W pierwszej chwili cesarscy delegaci wysunęli żądanie zachowania przy niej tytułu Królowej Polski oraz 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Strony ustąpiły wzajemnie swe dawne pretensje finansowe - to jest Austriacy ustąpili z prawa dzierżawienia zup wielickich tytułem pożyczki pochodzącej z czasu wojny polsko-szwedzkiej za Jana Kazimierza, zaś Polacy żądań wypłacenia nieuregulowanych przez prawie sto lat sum neapolitańskich, jakie widniały na majątku Habsburgów. </text:p>
      <text:p text:style-name="P16">Kolejną sprawą był opór dyplomatów cesarskich w daniu jasnych deklaracji wobec <text:soft-page-break/>statusu Prus, na czym Polakom bardzo zależało. Dowodzili uparcie o swych prawach 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do przyjęcia mediacji zagranicznych pod kierownictwem cesarza dla rozstrzygnięcia 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text:soft-page-break/>Po zawarciu pokoju misja legata papieskiego <text:span text:style-name="T2">Francesco Buonvisi'ego dobiegła końca. </text:span><text:span text:style-name="T2">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text:span><text:span text:style-name="T2">konfliktu z cesarzem Leopoldem. Tylko konieczność utrzymywania w Warszawie </text:span><text:span text:style-name="T2">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3">Już jesienią na dworze wiedeńskim zaczął przeważa pogląd, iż sojusz </text:span><text:span text:style-name="T4">z 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sławny wódz Raimondo Montecuccoli (1609-1680), nie składał jednoznacznych deklaracji politycznych, ale wskazywał na front nad Renem jako </text:span><text:soft-page-break/><text:span text:style-name="T4">kluczowy, a sprawę poskromienia węgierskich za ważniejszą strategicznie, niż </text:span><text:span text:style-name="T4">prowadzenie wojny z Rzeczpospolitą. W tym czasie, na wiosnę 1676roku Ludwik XIV prowadził groźną ofensywę w Fryzji, a nad Renem ks. Karolowi Lotaryńskiemu brakowało żołnierzy, aby własną kontrofensywą osłabić agresywne działania Francuzów. Co prawda Fryderyk Wilhelm przez cały czas prowadząc dwulicową </text:span><text:span text:style-name="T4">politykę, wysyłał swoich dyplomatów, aby przekonać cesarza do kontynuowania wojny i przekazania mu jeszcze większe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3">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text:span><text:soft-page-break/><text:span text:style-name="T3">Wschodnich rodziła natomiast korzyść, iż jako sojusznik Francji będzie słabszy, a </text:span><text:span text:style-name="T3">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text:span><text:span text:style-name="T3">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text:span><text:soft-page-break/><text:span text:style-name="T3">ona możliwość wpływu na sprawy węgierskie, neutralizację Mołdawii, </text:span><text:span text:style-name="T3">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2-16T14:24:15</meta:creation-date>
    <dc:date>2015-11-15T12:05:18.65</dc:date>
    <meta:editing-duration>PT22H40M40S</meta:editing-duration>
    <meta:editing-cycles>65</meta:editing-cycles>
    <meta:generator>OpenOffice/4.1.1$Win32 OpenOffice.org_project/411m6$Build-9775</meta:generator>
    <dc:creator>Mikolaj Trzeciecki</dc:creator>
    <meta:document-statistic meta:table-count="0" meta:image-count="0" meta:object-count="0" meta:page-count="66" meta:paragraph-count="470" meta:word-count="17821" meta:character-count="130353"/>
  </office:meta>
</office:document-meta>
</file>